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6" svg:font-family="'Segoe UI'"/>
    <style:font-face style:name="Segoe UI4" svg:font-family="'Segoe UI'" style:font-adornments="Regular"/>
    <style:font-face style:name="Segoe UI Symbol3" svg:font-family="'Segoe UI Symbol'"/>
    <style:font-face style:name="Segoe UI Symbol1" svg:font-family="'Segoe UI Symbol'" style:font-adornments="Regular"/>
    <style:font-face style:name="Calibri3" svg:font-family="Calibri"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5" svg:font-family="'Segoe UI'" style:font-pitch="variable"/>
    <style:font-face style:name="Segoe UI3" svg:font-family="'Segoe UI'" style:font-adornments="Regular" style:font-pitch="variable"/>
    <style:font-face style:name="Segoe UI Symbol2" svg:font-family="'Segoe UI Symbol'" style:font-pitch="variable"/>
    <style:font-face style:name="Segoe UI Symbol" svg:font-family="'Segoe UI Symbol'"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draw:auto-grow-height="true" fo:min-height="12.18cm"/>
    </style:style>
    <style:style style:name="P1" style:family="paragraph">
      <style:text-properties fo:font-size="20pt" style:font-size-asian="26pt" style:font-size-complex="26pt"/>
    </style:style>
    <style:style style:name="P2" style:family="paragraph">
      <style:text-properties fo:font-size="26pt" style:font-size-asian="36pt" style:font-size-complex="36pt"/>
    </style:style>
    <style:style style:name="P3" style:family="paragraph">
      <style:paragraph-properties fo:text-align="center"/>
    </style:style>
    <style:style style:name="P4" style:family="paragraph">
      <style:text-properties fo:font-size="28pt" style:font-size-asian="40pt" style:font-size-complex="40pt"/>
    </style:style>
    <style:style style:name="P5" style:family="paragraph">
      <style:text-properties fo:font-size="24pt" style:font-size-asian="32pt" style:font-size-complex="32pt"/>
    </style:style>
    <style:style style:name="P6" style:family="paragraph">
      <style:text-properties fo:font-size="22pt" style:font-size-asian="28pt" style:font-size-complex="28pt"/>
    </style:style>
    <style:style style:name="P7" style:family="paragraph">
      <style:text-properties fo:font-size="32pt" style:font-size-asian="44pt" style:font-size-complex="44pt"/>
    </style:style>
    <style:style style:name="T1" style:family="text">
      <style:text-properties fo:font-size="20pt" style:font-size-asian="26pt" style:font-size-complex="26pt"/>
    </style:style>
    <style:style style:name="T2" style:family="text">
      <style:text-properties fo:font-size="20pt" fo:font-style="italic" style:font-size-asian="26pt" style:font-style-asian="italic" style:font-size-complex="26pt" style:font-style-complex="italic"/>
    </style:style>
    <style:style style:name="T3" style:family="text">
      <style:text-properties style:font-name="Calibri3" fo:font-style="italic" style:font-name-asian="Calibri3" style:font-style-asian="italic" style:font-name-complex="Calibri3" style:font-style-complex="italic"/>
    </style:style>
    <style:style style:name="T4" style:family="text">
      <style:text-properties style:font-name="Calibri2" style:font-name-asian="Calibri3" style:font-name-complex="Calibri3"/>
    </style:style>
    <style:style style:name="T5" style:family="text">
      <style:text-properties fo:font-size="26pt" style:font-size-asian="36pt" style:font-size-complex="36pt"/>
    </style:style>
    <style:style style:name="T6" style:family="text">
      <style:text-properties fo:font-style="italic" style:font-style-asian="italic" style:font-style-complex="italic"/>
    </style:style>
    <style:style style:name="T7" style:family="text">
      <style:text-properties style:text-position="-33% 58%" fo:font-style="italic" style:font-style-asian="italic" style:font-style-complex="italic"/>
    </style:style>
    <style:style style:name="T8" style:family="text">
      <style:text-properties style:text-position="0% 100%"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style:font-name="Calibri3" style:font-name-asian="Calibri3" style:font-name-complex="Calibri3"/>
    </style:style>
    <style:style style:name="T11" style:family="text">
      <style:text-properties fo:font-size="28pt" style:font-size-asian="40pt" style:font-size-complex="40pt"/>
    </style:style>
    <style:style style:name="T12" style:family="text">
      <style:text-properties fo:font-size="28pt" fo:font-style="italic" style:font-size-asian="40pt" style:font-style-asian="italic" style:font-size-complex="40pt" style:font-style-complex="italic"/>
    </style:style>
    <style:style style:name="T13" style:family="text">
      <style:text-properties fo:font-size="28pt" fo:font-style="italic" fo:font-weight="bold" style:font-size-asian="40pt" style:font-style-asian="italic" style:font-weight-asian="bold" style:font-size-complex="40pt" style:font-style-complex="italic" style:font-weight-complex="bold"/>
    </style:style>
    <style:style style:name="T14" style:family="text">
      <style:text-properties style:font-name="Segoe UI4" fo:font-style="italic" style:font-name-asian="Segoe UI4" style:font-style-asian="italic" style:font-name-complex="Segoe UI4" style:font-style-complex="italic"/>
    </style:style>
    <style:style style:name="T15" style:family="text">
      <style:text-properties style:text-position="-33% 58%" fo:font-style="normal" style:font-style-asian="normal" style:font-style-complex="normal"/>
    </style:style>
    <style:style style:name="T16" style:family="text">
      <style:text-properties fo:font-size="24pt" style:font-size-asian="32pt" style:font-size-complex="32pt"/>
    </style:style>
    <style:style style:name="T17" style:family="text">
      <style:text-properties fo:font-size="26pt" fo:font-style="italic" style:font-size-asian="36pt" style:font-style-asian="italic" style:font-size-complex="36pt" style:font-style-complex="italic"/>
    </style:style>
    <style:style style:name="T18" style:family="text">
      <style:text-properties style:font-name="Segoe UI Symbol1" fo:font-size="26pt" style:font-name-asian="Segoe UI Symbol1" style:font-size-asian="36pt" style:font-name-complex="Segoe UI Symbol1" style:font-size-complex="36pt"/>
    </style:style>
    <style:style style:name="T19" style:family="text">
      <style:text-properties fo:font-size="22pt" style:font-size-asian="28pt" style:font-size-complex="28pt"/>
    </style:style>
    <style:style style:name="T20" style:family="text">
      <style:text-properties fo:font-size="22pt" fo:font-style="italic" style:font-size-asian="28pt" style:font-style-asian="italic" style:font-size-complex="28pt" style:font-style-complex="italic"/>
    </style:style>
    <style:style style:name="T21" style:family="text">
      <style:text-properties style:text-position="-33% 58%" fo:font-size="22pt" style:font-size-asian="28pt" style:font-size-complex="28pt"/>
    </style:style>
    <style:style style:name="T22" style:family="text">
      <style:text-properties style:font-name="Segoe UI4" fo:font-size="24pt" fo:font-style="italic" style:font-name-asian="Segoe UI4" style:font-size-asian="32pt" style:font-style-asian="italic" style:font-name-complex="Segoe UI4" style:font-size-complex="32pt" style:font-style-complex="italic"/>
    </style:style>
    <style:style style:name="T23" style:family="text">
      <style:text-properties style:text-position="-33% 58%" style:font-name="Segoe UI2" fo:font-size="24pt" fo:font-style="italic" style:font-name-asian="Segoe UI4" style:font-size-asian="32pt" style:font-style-asian="italic" style:font-name-complex="Segoe UI4" style:font-size-complex="32pt" style:font-style-complex="italic"/>
    </style:style>
    <style:style style:name="T24" style:family="text">
      <style:text-properties fo:font-size="24pt" fo:font-style="italic" style:font-size-asian="32pt" style:font-style-asian="italic" style:font-size-complex="32pt" style:font-style-complex="italic"/>
    </style:style>
    <style:style style:name="T25" style:family="text">
      <style:text-properties style:text-position="-33% 58%" fo:font-size="24pt" style:font-size-asian="32pt" style:font-size-complex="32pt"/>
    </style:style>
    <style:style style:name="T26" style:family="text">
      <style:text-properties style:font-name="Segoe UI4" fo:font-size="22pt" fo:font-style="italic" style:font-name-asian="Segoe UI4" style:font-size-asian="28pt" style:font-style-asian="italic" style:font-name-complex="Segoe UI4" style:font-size-complex="28pt" style:font-style-complex="italic"/>
    </style:style>
    <style:style style:name="T27" style:family="text">
      <style:text-properties style:font-name="Segoe UI4" fo:font-size="22pt" style:font-name-asian="Segoe UI4" style:font-size-asian="28pt" style:font-name-complex="Segoe UI4" style:font-size-complex="28pt"/>
    </style:style>
    <style:style style:name="T28" style:family="text">
      <style:text-properties style:font-name="Segoe UI2" fo:font-size="22pt" style:font-name-asian="Segoe UI4" style:font-size-asian="28pt" style:font-name-complex="Segoe UI4" style:font-size-complex="28pt"/>
    </style:style>
    <style:style style:name="T29" style:family="text">
      <style:text-properties style:font-name="Segoe UI2" fo:font-size="22pt" fo:font-style="italic" style:font-name-asian="Segoe UI4" style:font-size-asian="28pt" style:font-style-asian="italic" style:font-name-complex="Segoe UI4" style:font-size-complex="28pt" style:font-style-complex="italic"/>
    </style:style>
    <style:style style:name="T30" style:family="text">
      <style:text-properties style:text-position="-33% 58%" style:font-name="Segoe UI2" fo:font-size="22pt" style:font-name-asian="Segoe UI4" style:font-size-asian="28pt" style:font-name-complex="Segoe UI4" style:font-size-complex="28pt"/>
    </style:style>
    <style:style style:name="T31" style:family="text">
      <style:text-properties style:text-position="33% 58%" style:font-name="Segoe UI2" fo:font-size="22pt" style:font-name-asian="Segoe UI4" style:font-size-asian="28pt" style:font-name-complex="Segoe UI4" style:font-size-complex="28pt"/>
    </style:style>
    <style:style style:name="T32" style:family="text">
      <style:text-properties style:font-name="Segoe UI Symbol1" fo:font-size="22pt" style:font-name-asian="Segoe UI Symbol1" style:font-size-asian="28pt" style:font-name-complex="Segoe UI Symbol1" style:font-size-complex="28pt"/>
    </style:style>
    <style:style style:name="T33" style:family="text">
      <style:text-properties style:font-name="Segoe UI4" fo:font-size="20pt" fo:font-style="italic" style:font-name-asian="Segoe UI4" style:font-size-asian="26pt" style:font-style-asian="italic" style:font-name-complex="Segoe UI4" style:font-size-complex="26pt" style:font-style-complex="italic"/>
    </style:style>
    <style:style style:name="T34" style:family="text">
      <style:text-properties style:text-position="-33% 58%" fo:font-size="20pt" style:font-size-asian="26pt" style:font-size-complex="26pt"/>
    </style:style>
    <style:style style:name="T35" style:family="text">
      <style:text-properties style:text-position="-33% 58%"/>
    </style:style>
    <style:style style:name="T36" style:family="text">
      <style:text-properties style:font-name="Segoe UI4" style:font-name-asian="Segoe UI4" style:font-name-complex="Segoe UI4"/>
    </style:style>
    <style:style style:name="T37" style:family="text">
      <style:text-properties style:text-position="-33% 58%" fo:font-size="22pt" fo:font-style="italic" style:font-size-asian="28pt" style:font-style-asian="italic" style:font-size-complex="28pt" style:font-style-complex="italic"/>
    </style:style>
    <style:style style:name="T38" style:family="text">
      <style:text-properties style:text-position="-33% 58%" style:font-name="Segoe UI4" fo:font-size="22pt" style:font-name-asian="Segoe UI4" style:font-size-asian="28pt" style:font-name-complex="Segoe UI4" style:font-size-complex="28pt"/>
    </style:style>
    <style:style style:name="T39" style:family="text">
      <style:text-properties style:text-position="-33% 58%" style:font-name="Segoe UI4" fo:font-size="22pt" fo:font-style="italic" style:font-name-asian="Segoe UI4" style:font-size-asian="28pt" style:font-style-asian="italic" style:font-name-complex="Segoe UI4" style:font-size-complex="28pt" style:font-style-complex="italic"/>
    </style:style>
    <style:style style:name="T40" style:family="text">
      <style:text-properties fo:font-size="32pt" style:font-size-asian="44pt" style:font-size-complex="44pt"/>
    </style:style>
    <style:style style:name="T41" style:family="text">
      <style:text-properties style:text-position="0% 100%" fo:font-style="italic" fo:font-weight="bold" style:font-style-asian="italic" style:font-weight-asian="bold" style:font-style-complex="italic" style:font-weight-complex="bold"/>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style:text-position="33% 58%"/>
    </style:style>
    <style:style style:name="T44" style:family="text">
      <style:text-properties fo:font-size="32pt" fo:font-style="italic" style:font-size-asian="44pt" style:font-style-asian="italic" style:font-size-complex="44pt" style:font-style-complex="italic"/>
    </style:style>
    <style:style style:name="T45" style:family="text">
      <style:text-properties style:text-position="-33% 58%" fo:font-size="32pt" fo:font-style="italic" style:font-size-asian="44pt" style:font-style-asian="italic" style:font-size-complex="44pt" style:font-style-complex="italic"/>
    </style:style>
    <style:style style:name="T46" style:family="text">
      <style:text-properties style:text-position="33% 58%" fo:font-size="32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elche Informationen lassen sich aus Streuprozessen ableiten?</text:p>
          </draw:text-box>
        </draw:frame>
        <draw:frame presentation:style-name="pr2" draw:layer="layout" svg:width="25.199cm" svg:height="12.18cm" svg:x="1.4cm" svg:y="4.914cm" presentation:class="subtitle">
          <draw:text-box>
            <text:p>Teilchenwechselwirkungen (bspw. Kernkräfte), elementare Wechselwirkungspotentiale, Aufbau der Materie wie Kristallstrukturen, uvm.</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1" draw:text-style-name="P1" draw:layer="layout" svg:width="25.199cm" svg:height="3.506cm" svg:x="1.4cm" svg:y="0.832cm" presentation:class="title" presentation:user-transformed="true">
          <draw:text-box>
            <text:p><text:span text:style-name="T1">Für den Streuprozeß wird vor dem eigentlichen Streuakt das </text:span><text:span text:style-name="T2">einfallende</text:span><text:span text:style-name="T1"> Teilchen als Wellenpaket beschrieben. Welche Forderungen müssen an die longitudinalen und transversalen Ausdehnungen des Wellenpakets gestellt werden?</text:span></text:p>
          </draw:text-box>
        </draw:frame>
        <draw:frame presentation:style-name="pr2" draw:layer="layout" svg:width="25.199cm" svg:height="12.18cm" svg:x="1.4cm" svg:y="4.914cm" presentation:class="subtitle">
          <draw:text-box>
            <text:p>Sie sollten sehr viel größer als die mittlere de Broglie-Wellenlänge <text:span text:style-name="T3">λ</text:span><text:span text:style-name="T4"> sein, damit Impuls und Energie ausreichend gut definiert sind</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draw:text-box>
            <text:p>Unter welchen Voraussetzungen lässt sich das Streuzentrum durch ein Potential darstellen?</text:p>
          </draw:text-box>
        </draw:frame>
        <draw:frame presentation:style-name="pr2" draw:layer="layout" svg:width="25.199cm" svg:height="12.18cm" svg:x="1.4cm" svg:y="4.914cm" presentation:class="subtitle" presentation:user-transformed="true">
          <draw:text-box>
            <text:p>Wenn die Streuung elastisch erfolgt, d.h. die Anfangszustände keine Rolle spielen und der Zustand auch nicht verändert wird (keine Anregung stattfindet)</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5">Welche Randbedingungen müssen bezüglich der Position des Detektors, der die gestreuten Teilchen zählt, erfüllt werden?</text:span></text:p>
          </draw:text-box>
        </draw:frame>
        <draw:frame presentation:style-name="pr2" draw:layer="layout" svg:width="25.199cm" svg:height="12.18cm" svg:x="1.4cm" svg:y="4.914cm" presentation:class="subtitle">
          <draw:text-box>
            <text:p>Er muß so weit entfernt stehen dass die Bedingung der kräftefreien Bewegung erfüllt ist, d.h. das Paket darf nicht mehr von der Streuzone beeinflusst werden, er muß allerdings auch so nah sein, dass das kräftefreie <text:span text:style-name="T6">Zerfließen</text:span> des Wellenpakets sich in Grenzen hält:</text:p>
            <text:p/>
            <text:p/>
          </draw:text-box>
        </draw:frame>
        <draw:frame draw:style-name="gr2" draw:text-style-name="P3" draw:layer="layout" svg:width="5.138cm" svg:height="2.545cm" svg:x="11.43cm" svg:y="13.227cm">
          <text:p/>
          <draw:object xlink:href="../Grenzbedingung%20für%20(nicht-)zerfließendes%20Wellenpaket.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as kennzeichnet die ebene Welle im Vergleich zum Wellenpaket?</text:p>
          </draw:text-box>
        </draw:frame>
        <draw:frame presentation:style-name="pr2" draw:layer="layout" svg:width="25.199cm" svg:height="12.18cm" svg:x="1.4cm" svg:y="4.914cm" presentation:class="subtitle">
          <draw:text-box>
            <text:p>Die ebene Welle hat einen scharfen Impuls und eine scharfe Energie und dadurch einen völlig unbestimmten Ort: sie ist überall vorhanden</text:p>
          </draw:text-box>
        </draw:frame>
        <presentation:notes draw:style-name="dp2">
          <draw:page-thumbnail draw:style-name="gr1"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Wie lässt sich die ebene Welle bei Drehimpulserhaltung geschickt darstellen?</text:p>
          </draw:text-box>
        </draw:frame>
        <draw:frame presentation:style-name="pr2" draw:layer="layout" svg:width="25.199cm" svg:height="12.18cm" svg:x="1.4cm" svg:y="4.914cm" presentation:class="subtitle">
          <draw:text-box>
            <text:p>Durch eine Entwicklung nach Drehimpulseigenfunktionen:</text:p>
            <text:p/>
            <text:p/>
            <text:p/>
            <text:p>mit <text:span text:style-name="T6">j</text:span><text:span text:style-name="T7">l</text:span><text:span text:style-name="T8"> </text:span>(<text:span text:style-name="T6">k</text:span><text:span text:style-name="T9"> </text:span><text:span text:style-name="T6">r</text:span>) der sphärischen Bessel-Funktion</text:p>
            <text:p>und <text:span text:style-name="T6">P</text:span><text:span text:style-name="T7">l</text:span><text:span text:style-name="T8"> </text:span>(cos <text:span text:style-name="T10">ϑ</text:span><text:span text:style-name="T4">) den Legendre-Polynomen</text:span></text:p>
          </draw:text-box>
        </draw:frame>
        <draw:frame draw:style-name="gr2" draw:text-style-name="P3" draw:layer="layout" svg:width="17.33cm" svg:height="2.547cm" svg:x="5.334cm" svg:y="9.226cm">
          <text:p/>
          <draw:object xlink:href="../Entwicklung%20der%20ebenen%20Welle%20nach%20Drehimpulseigenfunktionen.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draw:text-box>
            <text:p>Wie sieht die Schrödinger-Gleichung des Streuproblems aus?</text:p>
          </draw:text-box>
        </draw:frame>
        <draw:frame presentation:style-name="pr2" draw:layer="layout" svg:width="25.199cm" svg:height="12.18cm" svg:x="1.4cm" svg:y="4.914cm" presentation:class="subtitle" presentation:placeholder="true">
          <draw:text-box/>
        </draw:frame>
        <draw:frame draw:style-name="gr2" draw:text-style-name="P3" draw:layer="layout" svg:width="15.152cm" svg:height="5.786cm" svg:x="6.423cm" svg:y="7.606cm">
          <text:p/>
          <draw:object xlink:href="../Schrödingergleichung%20des%20Streuproblems.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text-style-name="P4" draw:layer="layout" svg:width="25.199cm" svg:height="3.506cm" svg:x="1.4cm" svg:y="0.836cm" presentation:class="title" presentation:user-transformed="true">
          <draw:text-box>
            <text:p><text:span text:style-name="T11">Welche asymptotische Gestalt muss die durch ein Zentralpotential </text:span><text:span text:style-name="T12">V</text:span><text:span text:style-name="T11">(</text:span><text:span text:style-name="T13">r</text:span><text:span text:style-name="T11">) hervorgerufene Streuwelle besitzen?</text:span></text:p>
          </draw:text-box>
        </draw:frame>
        <draw:frame presentation:style-name="pr2" draw:layer="layout" svg:width="25.199cm" svg:height="12.18cm" svg:x="1.4cm" svg:y="4.914cm" presentation:class="subtitle">
          <draw:text-box>
            <text:p>Sie wird als asymptotisch aus einer aus- und einer einlaufenden Kugelwelle zusammengesetzt gedacht, entsprechend dem Verhalten der Kugel-Bessel-Funktion</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Wie ist die Streuamplitude <text:span text:style-name="T6">f</text:span> (<text:span text:style-name="T14">ϑ</text:span>) definiert?</text:p>
          </draw:text-box>
        </draw:frame>
        <draw:frame presentation:style-name="pr2" draw:layer="layout" svg:width="25.199cm" svg:height="12.18cm" svg:x="1.4cm" svg:y="4.914cm" presentation:class="subtitle">
          <draw:text-box>
            <text:p>Sie enthält die gesamte Information über das streuende Potential und ist nur von <text:span text:style-name="T3">θ</text:span><text:span text:style-name="T10"> (aufgrund der speziellen Symmetrie) abhängig</text:span></text:p>
          </draw:text-box>
        </draw:frame>
        <presentation:notes draw:style-name="dp2">
          <draw:page-thumbnail draw:style-name="gr1"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Wie hängt <text:span text:style-name="T6">f</text:span> (<text:span text:style-name="T14">ϑ</text:span>) mit der Stromdichte <text:span text:style-name="T6">j</text:span><text:span text:style-name="T15">s</text:span> der Streuwelle zusamm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1" draw:layer="layout" svg:width="25.199cm" svg:height="3.506cm" svg:x="1.4cm" svg:y="0.837cm" presentation:class="title">
          <draw:text-box>
            <text:p>Wie ist allgemein der Wirkungsquerschnitt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text-style-name="P2" draw:layer="layout" svg:width="25.199cm" svg:height="3.506cm" svg:x="1.4cm" svg:y="0.835cm" presentation:class="title" presentation:user-transformed="true">
          <draw:text-box>
            <text:p><text:span text:style-name="T5">Welcher Zusammenhang besteht zwischen dem differentiellen Wirkungsquerschnitt und der Streuamplitude?</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0">
        <draw:frame presentation:style-name="pr1" draw:text-style-name="P5" draw:layer="layout" svg:width="25.199cm" svg:height="3.506cm" svg:x="1.4cm" svg:y="0.834cm" presentation:class="title" presentation:user-transformed="true">
          <draw:text-box>
            <text:p><text:span text:style-name="T16">Warum empfiehlt sich fur die Lösungsfunktion des Streuproblems eine Entwicklung nach Kugelflächenfunktion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5">Wie manifestiert sich asymptotisch (</text:span><text:span text:style-name="T17">k</text:span><text:span text:style-name="T5"> </text:span><text:span text:style-name="T17">r</text:span><text:span text:style-name="T5"> </text:span><text:span text:style-name="T18">≫</text:span><text:span text:style-name="T5"> 1) der Einfluss des Streupotentials auf die Wellenfunktion des Streuproblems?</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0">
        <draw:frame presentation:style-name="pr1" draw:text-style-name="P4" draw:layer="layout" svg:width="25.199cm" svg:height="3.506cm" svg:x="1.4cm" svg:y="0.836cm" presentation:class="title" presentation:user-transformed="true">
          <draw:text-box>
            <text:p><text:span text:style-name="T11">Was bezeichnet man als Streuphase der </text:span><text:span text:style-name="T12">l</text:span><text:span text:style-name="T11">-ten Partialwelle? Von welchen Größen wird sie im wesentlichen bestimm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as versteht man unter dem optischen Theorem? Wie kann man dieses physikalisch deut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0">
        <draw:frame presentation:style-name="pr1" draw:text-style-name="P6" draw:layer="layout" svg:width="25.199cm" svg:height="3.506cm" svg:x="1.4cm" svg:y="0.834cm" presentation:class="title" presentation:user-transformed="true">
          <draw:text-box>
            <text:p><text:span text:style-name="T19">Wie lasst sich abschätzen, welche Partialwellen bei der Streuung eines Teilchens der Energie </text:span><text:span text:style-name="T20">E</text:span><text:span text:style-name="T19"> an einem Potential der effektiven Reichweite </text:span><text:span text:style-name="T20">R</text:span><text:span text:style-name="T21">0</text:span><text:span text:style-name="T19"> eine Rolle spiel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Was meint man mit <text:span text:style-name="T6">s</text:span>- oder <text:span text:style-name="T6">p</text:span>-Streu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draw:text-box>
            <text:p>Unter welchen Bedingungen ist reine <text:span text:style-name="T6">s</text:span>-Streuung zu erwart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text-style-name="P5" draw:layer="layout" svg:width="25.199cm" svg:height="3.506cm" svg:x="1.4cm" svg:y="0.835cm" presentation:class="title" presentation:user-transformed="true">
          <draw:text-box>
            <text:p><text:span text:style-name="T16">Wie hängen bei der Streuung an der harten Kugel die Streuphasen </text:span><text:span text:style-name="T22">δ</text:span><text:span text:style-name="T23">l</text:span><text:span text:style-name="T16"> vom Kugelradius </text:span><text:span text:style-name="T24">R</text:span><text:span text:style-name="T25">0</text:span><text:span text:style-name="T16"> und von der Teilchenenergie </text:span><text:span text:style-name="T24">E</text:span><text:span text:style-name="T16"> ab?</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0">
        <draw:frame presentation:style-name="pr1" draw:text-style-name="P6" draw:layer="layout" svg:width="25.199cm" svg:height="3.506cm" svg:x="1.4cm" svg:y="0.831cm" presentation:class="title" presentation:user-transformed="true">
          <draw:text-box>
            <text:p><text:span text:style-name="T19">In welchem Verhältnis stehen bei der Streuung an der harten Kugel Wirkungsquerschnitt </text:span><text:span text:style-name="T26">σ</text:span><text:span text:style-name="T19"> und geometrischer Kugelquerschnitt (= </text:span><text:span text:style-name="T27">π</text:span><text:span text:style-name="T28"> </text:span><text:span text:style-name="T29">R</text:span><text:span text:style-name="T30">0</text:span><text:span text:style-name="T31">2</text:span><text:span text:style-name="T19">) im Fall großer de Broglie-Wellenlänge (</text:span><text:span text:style-name="T20">k</text:span><text:span text:style-name="T19"> </text:span><text:span text:style-name="T20">R</text:span><text:span text:style-name="T21">0</text:span><text:span text:style-name="T19"> </text:span><text:span text:style-name="T32">≫</text:span><text:span text:style-name="T19"> 1) der einfallenden Teilch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5" draw:text-style-name="P5" draw:layer="layout" svg:width="25.199cm" svg:height="3.555cm" svg:x="1.4cm" svg:y="0.813cm" presentation:class="title" presentation:user-transformed="true">
          <draw:text-box>
            <text:p><text:span text:style-name="T16">Wie erklärt man sich, dass bei der Streuung an der harten Kugel in der Grenze (</text:span><text:span text:style-name="T24">k</text:span><text:span text:style-name="T16"> </text:span><text:span text:style-name="T24">R</text:span><text:span text:style-name="T25">0</text:span><text:span text:style-name="T16"> ≫ 1) der Wirkungsquerschnitt </text:span><text:span text:style-name="T22">σ</text:span><text:span text:style-name="T16"> gerade doppelt so groß ist wie der geometrische Kugelquerschnitt?</text:span></text:p>
          </draw:text-box>
        </draw:frame>
        <draw:frame presentation:style-name="pr6"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5">Wie erklärt man sich die relative Ähnlichkeit der Streuprozesse langsamer Teilchen an allen Potentialen endlicher Reichweite?</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1" draw:layer="layout" svg:width="25.199cm" svg:height="3.506cm" svg:x="1.4cm" svg:y="0.837cm" presentation:class="title">
          <draw:text-box>
            <text:p>Was versteht man unter Potentialstreu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Wann tritt bei der Streuung am Kastenpotential Resonanzstreuung auf?</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1" draw:layer="layout" svg:width="25.199cm" svg:height="3.506cm" svg:x="1.4cm" svg:y="0.837cm" presentation:class="title">
          <draw:text-box>
            <text:p>Was passiert mit der Streuphase <text:span text:style-name="T14">δ</text:span><text:span text:style-name="T7">l</text:span> in der Resonanz?</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0">
        <draw:frame presentation:style-name="pr1" draw:layer="layout" svg:width="25.199cm" svg:height="3.506cm" svg:x="1.4cm" svg:y="0.837cm" presentation:class="title">
          <draw:text-box>
            <text:p>Wie sieht qualitativ der Partialquerschnitt <text:span text:style-name="T14">σ</text:span><text:span text:style-name="T7">l</text:span> in der Nähe der Resonanz au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text-style-name="P1" draw:layer="layout" svg:width="25.199cm" svg:height="3.506cm" svg:x="1.4cm" svg:y="0.832cm" presentation:class="title" presentation:user-transformed="true">
          <draw:text-box>
            <text:p><text:span text:style-name="T1">Wie hängen bei kleinen Teilchenenergien die Phase </text:span><text:span text:style-name="T33">δ</text:span><text:span text:style-name="T34">0</text:span><text:span text:style-name="T1"> und der partielle Wirkungsquerschnitt </text:span><text:span text:style-name="T33">σ</text:span><text:span text:style-name="T34">0</text:span><text:span text:style-name="T1"> für </text:span><text:span text:style-name="T2">s</text:span><text:span text:style-name="T1">-Streuung am Potentialtopf mit der Streulänge </text:span><text:span text:style-name="T2">a</text:span><text:span text:style-name="T34">s</text:span><text:span text:style-name="T1"> zusamm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Was kann über die Streuphase <text:span text:style-name="T14">δ</text:span><text:span text:style-name="T35">0</text:span> für <text:span text:style-name="T6">E</text:span> → 0 und <text:span text:style-name="T6">E</text:span> → <text:span text:style-name="T36">∞</text:span> ausgesagt werd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Welche Willkür (Unbestimmtheit) ergibt sich bei der Festlegung von Streuphas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0">
        <draw:frame presentation:style-name="pr1" draw:text-style-name="P6" draw:layer="layout" svg:width="25.199cm" svg:height="3.506cm" svg:x="1.4cm" svg:y="0.831cm" presentation:class="title" presentation:user-transformed="true">
          <draw:text-box>
            <text:p><text:span text:style-name="T19">Die Unbestimmtheit von </text:span><text:span text:style-name="T26">δ</text:span><text:span text:style-name="T21">0</text:span><text:span text:style-name="T19"> sei derart behoben, dass lim</text:span><text:span text:style-name="T37">k</text:span><text:span text:style-name="T21">→0</text:span><text:span text:style-name="T27"> </text:span><text:span text:style-name="T26">δ</text:span><text:span text:style-name="T38">0</text:span><text:span text:style-name="T27">(</text:span><text:span text:style-name="T26">k</text:span><text:span text:style-name="T27">) =    π, lim</text:span><text:span text:style-name="T39">k</text:span><text:span text:style-name="T38">→∞</text:span><text:span text:style-name="T27"> </text:span><text:span text:style-name="T26">δ</text:span><text:span text:style-name="T38">0</text:span><text:span text:style-name="T27">(</text:span><text:span text:style-name="T26">k</text:span><text:span text:style-name="T27">) = 0 </text:span><text:span text:style-name="T19">gilt.</text:span><text:span text:style-name="T19"><text:line-break/></text:span><text:span text:style-name="T19">Welche physikalische Bedeutung hat die ganze Zahl    ?</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0.77cm" svg:height="1.2cm" svg:x="22.369cm" svg:y="3.183cm">
          <text:p/>
          <draw:object xlink:href="../hat%20n.odf" xlink:type="simple" xlink:show="embed" xlink:actuate="onLoad"/>
          <draw:image xlink:href="./ObjectReplacements/Object 1" xlink:type="simple" xlink:show="embed" xlink:actuate="onLoad"/>
        </draw:frame>
        <draw:frame draw:style-name="gr2" draw:text-style-name="P3" draw:layer="layout" svg:width="0.77cm" svg:height="1.2cm" svg:x="24.523cm" svg:y="0.783cm">
          <text:p/>
          <draw:object xlink:href="../hat%20n.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1" draw:layer="layout" svg:width="25.199cm" svg:height="3.506cm" svg:x="1.4cm" svg:y="0.837cm" presentation:class="title">
          <draw:text-box>
            <text:p>Wie sieht qualitativ <text:span text:style-name="T14">σ</text:span><text:span text:style-name="T35">0</text:span> für    = 3 als Funktion von <text:span text:style-name="T6">k</text:span> aus?</text:p>
          </draw:text-box>
        </draw:frame>
        <draw:frame presentation:style-name="pr2" draw:layer="layout" svg:width="25.199cm" svg:height="12.18cm" svg:x="1.4cm" svg:y="4.914cm" presentation:class="subtitle" presentation:placeholder="true">
          <draw:text-box/>
        </draw:frame>
        <draw:frame draw:style-name="gr2" draw:text-style-name="P3" draw:layer="layout" svg:width="0.9cm" svg:height="1.4cm" svg:x="14.269cm" svg:y="1.083cm">
          <text:p/>
          <draw:object xlink:href="../hat%20n.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32" presentation:class="page"/>
          <draw:frame presentation:style-name="pr3" draw:layer="layout" svg:width="16.799cm" svg:height="13.365cm" svg:x="2.1cm" svg:y="14.107cm" presentation:class="notes" presentation:placeholder="true">
            <draw:text-box/>
          </draw:frame>
        </presentation:notes>
      </draw:page>
      <draw:page draw:name="page33" draw:style-name="dp1" draw:master-page-name="Default" presentation:presentation-page-layout-name="AL1T0">
        <draw:frame presentation:style-name="pr1" draw:text-style-name="P7" draw:layer="layout" svg:width="25.199cm" svg:height="3.506cm" svg:x="1.4cm" svg:y="0.837cm" presentation:class="title">
          <draw:text-box>
            <text:p><text:span text:style-name="T40">Welche Voraussetzungen und Annahmen gehen in die Born’sche Näherung für Streuphasen ei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draw:text-box>
            <text:p>Welchen Gültigkeitsbereich besitzt die Born’sche Näherung für Streuphas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presentation:user-transformed="true">
          <draw:text-box>
            <text:p>Welche Differentialgleichung erfüllt die Green’sche Funktion des Streuproblem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1" draw:layer="layout" svg:width="25.199cm" svg:height="4.51cm" svg:x="1.4cm" svg:y="0.335cm" presentation:class="title" presentation:user-transformed="true">
          <draw:text-box>
            <text:p>Welche Struktur besitzt die exakte Integralgleichung für die Streuamplitude <text:span text:style-name="T6">f</text:span> (<text:span text:style-name="T14">ϑ</text:span><text:span text:style-name="T36">, </text:span><text:span text:style-name="T14">φ</text:span><text:span text:style-name="T36">)</text:span>? Wie geht das Wechselwirkungspotential <text:span text:style-name="T6">V</text:span>(<text:span text:style-name="T41">r</text:span>) ei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6" presentation:class="page"/>
          <draw:frame presentation:style-name="pr4"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1" draw:layer="layout" svg:width="25.199cm" svg:height="3.506cm" svg:x="1.4cm" svg:y="0.837cm" presentation:class="title">
          <draw:text-box>
            <text:p>Welche Bedingung muss <text:span text:style-name="T6">V</text:span>(<text:span text:style-name="T42">r</text:span>) erfüllen, damit die Streuamplitude nur vom Winkel <text:span text:style-name="T14">ϑ</text:span> abhäng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1" draw:layer="layout" svg:width="25.199cm" svg:height="3.506cm" svg:x="1.4cm" svg:y="0.837cm" presentation:class="title">
          <draw:text-box>
            <text:p>Was versteht man unter der Born’schen Reihe?</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5cm" svg:x="2.1cm" svg:y="14.107cm" presentation:class="notes" presentation:placeholder="true">
            <draw:text-box/>
          </draw:frame>
        </presentation:notes>
      </draw:page>
      <draw:page draw:name="page39" draw:style-name="dp1" draw:master-page-name="Default" presentation:presentation-page-layout-name="AL1T0">
        <draw:frame presentation:style-name="pr1" draw:layer="layout" svg:width="25.199cm" svg:height="3.506cm" svg:x="1.4cm" svg:y="0.837cm" presentation:class="title">
          <draw:text-box>
            <text:p>Wie ist die <text:span text:style-name="T6">n</text:span>-te Born’sche Näherung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9" presentation:class="page"/>
          <draw:frame presentation:style-name="pr4"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1" draw:text-style-name="P5" draw:layer="layout" svg:width="25.199cm" svg:height="3.506cm" svg:x="1.4cm" svg:y="0.834cm" presentation:class="title" presentation:user-transformed="true">
          <draw:text-box>
            <text:p><text:span text:style-name="T16">Auf welche Weise ist in erster Born’scher Näherung die Streuamplitude mit der wellenzahlabhängigen Fourier-Transformierten des Wechselwirkungspotentials verknüpf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Erfüllt die erste Born’sche Näherung das optische Theorem?</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Default" presentation:presentation-page-layout-name="AL1T0">
        <draw:frame presentation:style-name="pr1" draw:layer="layout" svg:width="25.199cm" svg:height="3.506cm" svg:x="1.4cm" svg:y="0.837cm" presentation:class="title">
          <draw:text-box>
            <text:p>Was lässt sich zum Gültigkeitsbereich der ersten Born’schen Näherung sag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1" draw:layer="layout" svg:width="25.199cm" svg:height="3.506cm" svg:x="1.4cm" svg:y="0.837cm" presentation:class="title">
          <draw:text-box>
            <text:p>Wie ist der Green’sche Operator <text:span text:style-name="T6">R</text:span><text:span text:style-name="T7">n</text:span><text:span text:style-name="T43">(±)</text:span>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5cm" svg:x="2.1cm" svg:y="14.107cm" presentation:class="notes" presentation:placeholder="true">
            <draw:text-box/>
          </draw:frame>
        </presentation:notes>
      </draw:page>
      <draw:page draw:name="page44" draw:style-name="dp1" draw:master-page-name="Default" presentation:presentation-page-layout-name="AL1T0">
        <draw:frame presentation:style-name="pr1" draw:layer="layout" svg:width="25.199cm" svg:height="3.506cm" svg:x="1.4cm" svg:y="0.837cm" presentation:class="title">
          <draw:text-box>
            <text:p>Formulieren und interpretieren Sie die Lippmann-Schwinger-Gleich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1" draw:layer="layout" svg:width="25.199cm" svg:height="3.506cm" svg:x="1.4cm" svg:y="0.837cm" presentation:class="title">
          <draw:text-box>
            <text:p>In welcher Beziehung steht die Lippmann-Schwinger-Gleichung zur Born’schen Reihe?</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5" presentation:class="page"/>
          <draw:frame presentation:style-name="pr4"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1" draw:layer="layout" svg:width="25.199cm" svg:height="3.506cm" svg:x="1.4cm" svg:y="0.837cm" presentation:class="title">
          <draw:text-box>
            <text:p>Wie hängen Green’scher Operator und Green’sche Funktion zusamm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5cm" svg:x="2.1cm" svg:y="14.107cm" presentation:class="notes" presentation:placeholder="true">
            <draw:text-box/>
          </draw:frame>
        </presentation:notes>
      </draw:page>
      <draw:page draw:name="page47" draw:style-name="dp1" draw:master-page-name="Default" presentation:presentation-page-layout-name="AL1T0">
        <draw:frame presentation:style-name="pr1" draw:layer="layout" svg:width="25.199cm" svg:height="3.506cm" svg:x="1.4cm" svg:y="0.837cm" presentation:class="title">
          <draw:text-box>
            <text:p>Wie ist die Streumatrix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7" presentation:class="page"/>
          <draw:frame presentation:style-name="pr4"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0">
        <draw:frame presentation:style-name="pr1" draw:layer="layout" svg:width="25.199cm" svg:height="3.506cm" svg:x="1.4cm" svg:y="0.837cm" presentation:class="title">
          <draw:text-box>
            <text:p>Welche physikalische Bedeutung hat das (<text:span text:style-name="T6">m</text:span>, <text:span text:style-name="T6">n</text:span>)‑Element der Streumatrix?</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8" presentation:class="page"/>
          <draw:frame presentation:style-name="pr4"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ie ist der Green’sche Operator <text:span text:style-name="T6">G</text:span><text:span text:style-name="T7">n</text:span><text:span text:style-name="T43">(±)</text:span>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9" presentation:class="page"/>
          <draw:frame presentation:style-name="pr4"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draw:frame presentation:style-name="pr1" draw:layer="layout" svg:width="25.199cm" svg:height="3.506cm" svg:x="1.4cm" svg:y="0.837cm" presentation:class="title">
          <draw:text-box>
            <text:p>Worin unterscheiden sich die Green’schen Operatoren <text:span text:style-name="T6">G</text:span><text:span text:style-name="T7">n</text:span><text:span text:style-name="T43">(±)</text:span> und <text:span text:style-name="T6">R</text:span><text:span text:style-name="T7">n</text:span><text:span text:style-name="T43">(±)</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0" presentation:class="page"/>
          <draw:frame presentation:style-name="pr4"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1" draw:text-style-name="P7" draw:layer="layout" svg:width="25.199cm" svg:height="3.506cm" svg:x="1.4cm" svg:y="0.837cm" presentation:class="title">
          <draw:text-box>
            <text:p><text:span text:style-name="T40">In welchem Zusammenhang stehen die Streuzustände |</text:span><text:span text:style-name="T44">E</text:span><text:span text:style-name="T45">n</text:span><text:span text:style-name="T46">(±)</text:span><text:span text:style-name="T40">⟩ mit der Streumatrix?</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1" presentation:class="page"/>
          <draw:frame presentation:style-name="pr4"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draw:frame presentation:style-name="pr1" draw:layer="layout" svg:width="25.199cm" svg:height="3.506cm" svg:x="1.4cm" svg:y="0.837cm" presentation:class="title">
          <draw:text-box>
            <text:p>Worin unterscheiden sich die Lippmann-Schwinger-Gleichungen für <text:span text:style-name="T40">|</text:span><text:span text:style-name="T44">E</text:span><text:span text:style-name="T45">n</text:span><text:span text:style-name="T46">(+)</text:span><text:span text:style-name="T40">⟩ und |</text:span><text:span text:style-name="T44">E</text:span><text:span text:style-name="T45">n</text:span><text:span text:style-name="T46">(-)</text:span><text:span text:style-name="T40">⟩?</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2" presentation:class="page"/>
          <draw:frame presentation:style-name="pr4"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presentation:user-transformed="true">
          <draw:text-box>
            <text:p>Was ist der adjungierte Operator zu <text:span text:style-name="T6">G</text:span><text:span text:style-name="T7">n</text:span><text:span text:style-name="T43">(+)</text:span> und <text:span text:style-name="T6">R</text:span><text:span text:style-name="T7">n</text:span><text:span text:style-name="T43">(0)</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3" presentation:class="page"/>
          <draw:frame presentation:style-name="pr4"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1" draw:layer="layout" svg:width="25.199cm" svg:height="3.506cm" svg:x="1.4cm" svg:y="0.837cm" presentation:class="title">
          <draw:text-box>
            <text:p>Was kann man als die Grundformel der abstrakten Streutheorie auffass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4" presentation:class="page"/>
          <draw:frame presentation:style-name="pr4"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1" draw:layer="layout" svg:width="25.199cm" svg:height="3.506cm" svg:x="1.4cm" svg:y="0.837cm" presentation:class="title">
          <draw:text-box>
            <text:p>Wie ist die <text:span text:style-name="T6">T</text:span>-Matrix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5" presentation:class="page"/>
          <draw:frame presentation:style-name="pr4"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1" draw:layer="layout" svg:width="25.199cm" svg:height="3.506cm" svg:x="1.4cm" svg:y="0.837cm" presentation:class="title">
          <draw:text-box>
            <text:p>Was hat die <text:span text:style-name="T6">T</text:span>-Matrix mit der Streuamplitude zu tu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6"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6" svg:font-family="'Segoe UI'"/>
    <style:font-face style:name="Segoe UI4" svg:font-family="'Segoe UI'" style:font-adornments="Regular"/>
    <style:font-face style:name="Segoe UI Symbol3" svg:font-family="'Segoe UI Symbol'"/>
    <style:font-face style:name="Segoe UI Symbol1" svg:font-family="'Segoe UI Symbol'" style:font-adornments="Regular"/>
    <style:font-face style:name="Calibri3" svg:font-family="Calibri"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5" svg:font-family="'Segoe UI'" style:font-pitch="variable"/>
    <style:font-face style:name="Segoe UI3" svg:font-family="'Segoe UI'" style:font-adornments="Regular" style:font-pitch="variable"/>
    <style:font-face style:name="Segoe UI Symbol2" svg:font-family="'Segoe UI Symbol'" style:font-pitch="variable"/>
    <style:font-face style:name="Segoe UI Symbol" svg:font-family="'Segoe UI Symbol'"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0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3</meta:editing-cycles>
    <meta:generator>LibreOffice/4.1.4.2$Windows_x86 LibreOffice_project/0a0440ccc0227ad9829de5f46be37cfb6edcf72</meta:generator>
    <dc:date>2014-11-09T18:53:27.506000000</dc:date>
    <meta:document-statistic meta:object-count="251"/>
  </office:meta>
</office:document-meta>
</file>